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14mm"/>
    </style:style>
    <style:style style:name="co3" style:family="table-column">
      <style:table-column-properties fo:break-before="auto" style:column-width="64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gian Chocol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ocolat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ocolate Truff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okie And Cream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spress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ish Affogato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ve And Let Dough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 Want Cooki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ssionfrui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ted Macadamia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rawberr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ramisu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ry Berry Cheescak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09.99mm" fo:page-height="296.99mm" style:num-format="1" style:print-orientation="portrait" fo:margin-top="25.4mm" fo:margin-bottom="25.4mm" fo:margin-left="31.75mm" fo:margin-right="31.75m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1:20:30.340910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meta:initial-creator>phpMyAdmin 4.0.10deb1</meta:initial-creator>
    <meta:creation-date>2018-08-28T01:04:43</meta:creation-date>
    <dc:date>2018-08-28T11:23:23.973571888</dc:date>
    <meta:editing-duration>PT10M45S</meta:editing-duration>
    <meta:editing-cycles>2</meta:editing-cycles>
    <meta:document-statistic meta:table-count="1" meta:cell-count="62" meta:object-count="0"/>
  </office:meta>
</office:document-meta>
</file>